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4.29pt"/>
    </style:style>
    <style:style style:name="co5" style:family="table-column">
      <style:table-column-properties fo:break-before="auto" style:column-width="20.86pt"/>
    </style:style>
    <style:style style:name="co6" style:family="table-column">
      <style:table-column-properties fo:break-before="auto" style:column-width="13.21pt"/>
    </style:style>
    <style:style style:name="co7" style:family="table-column">
      <style:table-column-properties fo:break-before="auto" style:column-width="15.99pt"/>
    </style:style>
    <style:style style:name="co8" style:family="table-column">
      <style:table-column-properties fo:break-before="auto" style:column-width="90.99pt"/>
    </style:style>
    <style:style style:name="co9" style:family="table-column">
      <style:table-column-properties fo:break-before="auto" style:column-width="28.49pt"/>
    </style:style>
    <style:style style:name="co10" style:family="table-column">
      <style:table-column-properties fo:break-before="auto" style:column-width="27.81pt"/>
    </style:style>
    <style:style style:name="co11" style:family="table-column">
      <style:table-column-properties fo:break-before="auto" style:column-width="35.46pt"/>
    </style:style>
    <style:style style:name="co12" style:family="table-column">
      <style:table-column-properties fo:break-before="auto" style:column-width="38.89pt"/>
    </style:style>
    <style:style style:name="co13" style:family="table-column">
      <style:table-column-properties fo:break-before="auto" style:column-width="21.54pt"/>
    </style:style>
    <style:style style:name="co14" style:family="table-column">
      <style:table-column-properties fo:break-before="auto" style:column-width="30.56pt"/>
    </style:style>
    <style:style style:name="co15" style:family="table-column">
      <style:table-column-properties fo:break-before="auto" style:column-width="259.06pt"/>
    </style:style>
    <style:style style:name="co16" style:family="table-column">
      <style:table-column-properties fo:break-before="auto" style:column-width="13.89pt"/>
    </style:style>
    <style:style style:name="co17" style:family="table-column">
      <style:table-column-properties fo:break-before="auto" style:column-width="59.75pt"/>
    </style:style>
    <style:style style:name="co18" style:family="table-column">
      <style:table-column-properties fo:break-before="auto" style:column-width="32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38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erformance">
      <style:table-properties table:display="true" style:writing-mode="lr-tb"/>
    </style:style>
    <style:style style:name="ta2" style:family="table" style:master-page-name="PageStyle_5f_performance_5f_reversed">
      <style:table-properties table:display="true" style:writing-mode="lr-tb"/>
    </style:style>
    <style:style style:name="ta3" style:family="table" style:master-page-name="PageStyle_5f_bucket">
      <style:table-properties table:display="true" style:writing-mode="lr-tb"/>
    </style:style>
    <style:style style:name="ta4" style:family="table" style:master-page-name="PageStyle_5f_quick">
      <style:table-properties table:display="true" style:writing-mode="lr-tb"/>
    </style:style>
    <style:style style:name="ta5" style:family="table" style:master-page-name="PageStyle_5f_radix">
      <style:table-properties table:display="true" style:writing-mode="lr-tb"/>
    </style:style>
    <style:style style:name="ta6" style:family="table" style:master-page-name="PageStyle_5f_select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form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001" table:default-cell-style-name="Default"/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Selection by Other</text:p>
          </table:table-cell>
          <table:covered-table-cell table:style-name="ce6"/>
          <table:covered-table-cell table:style-name="ce8"/>
          <table:table-cell table:style-name="ce2"/>
          <table:table-cell table:style-name="ce3" office:value-type="string" calcext:value-type="string" table:number-columns-spanned="3" table:number-rows-spanned="1">
            <text:p>Quick by Other</text:p>
          </table:table-cell>
          <table:covered-table-cell table:style-name="ce6"/>
          <table:covered-table-cell table:style-name="ce8"/>
          <table:table-cell table:style-name="ce2"/>
          <table:table-cell table:style-name="ce3" office:value-type="string" calcext:value-type="string" table:number-columns-spanned="3" table:number-rows-spanned="1">
            <text:p>Bucket by Other</text:p>
          </table:table-cell>
          <table:covered-table-cell table:style-name="ce6"/>
          <table:covered-table-cell table:style-name="ce8"/>
          <table:table-cell table:style-name="ce2" table:number-columns-repeated="1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34162" calcext:value-type="float">
            <text:p>0.001334162</text:p>
          </table:table-cell>
          <table:table-cell table:style-name="ce9" office:value-type="float" office:value="0.291680674" calcext:value-type="float">
            <text:p>0.291680674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2547824" calcext:value-type="float">
            <text:p>0.002547824</text:p>
          </table:table-cell>
          <table:table-cell table:style-name="ce9" office:value-type="float" office:value="0.011188756" calcext:value-type="float">
            <text:p>0.011188756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953362" calcext:value-type="float">
            <text:p>0.001953362</text:p>
          </table:table-cell>
          <table:table-cell table:style-name="ce9" office:value-type="float" office:value="8.565592574" calcext:value-type="float">
            <text:p>8.565592574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10484716" calcext:value-type="float">
            <text:p>0.010484716</text:p>
          </table:table-cell>
          <table:table-cell table:style-name="ce9" office:value-type="float" office:value="1.196444228" calcext:value-type="float">
            <text:p>1.196444228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05619117" calcext:value-type="float">
            <text:p>0.005619117</text:p>
          </table:table-cell>
          <table:table-cell table:style-name="ce9" office:value-type="float" office:value="0.018454293" calcext:value-type="float">
            <text:p>0.018454293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190798269" calcext:value-type="float">
            <text:p>0.190798269</text:p>
          </table:table-cell>
          <table:table-cell table:style-name="ce9" office:value-type="float" office:value="37.713050008" calcext:value-type="float">
            <text:p>37.713050008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30397961" calcext:value-type="float">
            <text:p>0.030397961</text:p>
          </table:table-cell>
          <table:table-cell table:style-name="ce9" office:value-type="float" office:value="2.789614961" calcext:value-type="float">
            <text:p>2.789614961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05742943" calcext:value-type="float">
            <text:p>0.005742943</text:p>
          </table:table-cell>
          <table:table-cell table:style-name="ce9" office:value-type="float" office:value="0.032132219" calcext:value-type="float">
            <text:p>0.032132219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339449443" calcext:value-type="float">
            <text:p>0.339449443</text:p>
          </table:table-cell>
          <table:table-cell table:style-name="ce9" office:value-type="float" office:value="91.15483014" calcext:value-type="float">
            <text:p>91.15483014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62880421" calcext:value-type="float">
            <text:p>0.062880421</text:p>
          </table:table-cell>
          <table:table-cell table:style-name="ce9" office:value-type="float" office:value="4.820989258" calcext:value-type="float">
            <text:p>4.820989258</text:p>
          </table:table-cell>
          <table:table-cell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09324426" calcext:value-type="float">
            <text:p>0.009324426</text:p>
          </table:table-cell>
          <table:table-cell table:style-name="ce9" office:value-type="float" office:value="0.045057273" calcext:value-type="float">
            <text:p>0.045057273</text:p>
          </table:table-cell>
          <table:table-cell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475846243" calcext:value-type="float">
            <text:p>0.475846243</text:p>
          </table:table-cell>
          <table:table-cell table:style-name="ce9" office:value-type="float" office:value="175.84795463" calcext:value-type="float">
            <text:p>175.84795463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130313357" calcext:value-type="float">
            <text:p>0.130313357</text:p>
          </table:table-cell>
          <table:table-cell table:style-name="ce10" office:value-type="float" office:value="7.887499241" calcext:value-type="float">
            <text:p>7.887499241</text:p>
          </table:table-cell>
          <table:table-cell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011631101" calcext:value-type="float">
            <text:p>0.011631101</text:p>
          </table:table-cell>
          <table:table-cell table:style-name="ce10" office:value-type="float" office:value="0.054347816" calcext:value-type="float">
            <text:p>0.054347816</text:p>
          </table:table-cell>
          <table:table-cell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668870673" calcext:value-type="float">
            <text:p>0.668870673</text:p>
          </table:table-cell>
          <table:table-cell table:style-name="ce10" office:value-type="float" office:value="280.042238559" calcext:value-type="float">
            <text:p>280.042238559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Radix by CPF</text:p>
          </table:table-cell>
          <table:covered-table-cell table:style-name="ce6"/>
          <table:covered-table-cell table:style-name="ce8"/>
          <table:table-cell table:style-name="ce2"/>
          <table:table-cell table:style-name="ce3" office:value-type="string" calcext:value-type="string" table:number-columns-spanned="3" table:number-rows-spanned="1">
            <text:p>Radix by Other</text:p>
          </table:table-cell>
          <table:covered-table-cell table:style-name="ce6"/>
          <table:covered-table-cell table:style-name="ce8"/>
          <table:table-cell table:style-name="ce2" table:number-columns-repeated="15"/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2330835" calcext:value-type="float">
            <text:p>0.002330835</text:p>
          </table:table-cell>
          <table:table-cell table:style-name="ce9" office:value-type="float" office:value="0.008151366" calcext:value-type="float">
            <text:p>0.008151366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2490547" calcext:value-type="float">
            <text:p>0.002490547</text:p>
          </table:table-cell>
          <table:table-cell table:style-name="ce9" office:value-type="float" office:value="0.008344501" calcext:value-type="float">
            <text:p>0.00834450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03798108" calcext:value-type="float">
            <text:p>0.003798108</text:p>
          </table:table-cell>
          <table:table-cell table:style-name="ce9" office:value-type="float" office:value="0.016881726" calcext:value-type="float">
            <text:p>0.016881726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03475319" calcext:value-type="float">
            <text:p>0.003475319</text:p>
          </table:table-cell>
          <table:table-cell table:style-name="ce9" office:value-type="float" office:value="0.018475818" calcext:value-type="float">
            <text:p>0.018475818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05308012" calcext:value-type="float">
            <text:p>0.005308012</text:p>
          </table:table-cell>
          <table:table-cell table:style-name="ce9" office:value-type="float" office:value="0.025143636" calcext:value-type="float">
            <text:p>0.025143636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05519572" calcext:value-type="float">
            <text:p>0.005519572</text:p>
          </table:table-cell>
          <table:table-cell table:style-name="ce9" office:value-type="float" office:value="0.031028151" calcext:value-type="float">
            <text:p>0.031028151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08337427" calcext:value-type="float">
            <text:p>0.008337427</text:p>
          </table:table-cell>
          <table:table-cell table:style-name="ce9" office:value-type="float" office:value="0.030092043" calcext:value-type="float">
            <text:p>0.030092043</text:p>
          </table:table-cell>
          <table:table-cell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08926169" calcext:value-type="float">
            <text:p>0.008926169</text:p>
          </table:table-cell>
          <table:table-cell table:style-name="ce9" office:value-type="float" office:value="0.041828684" calcext:value-type="float">
            <text:p>0.041828684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009732033" calcext:value-type="float">
            <text:p>0.009732033</text:p>
          </table:table-cell>
          <table:table-cell table:style-name="ce10" office:value-type="float" office:value="0.050420833" calcext:value-type="float">
            <text:p>0.050420833</text:p>
          </table:table-cell>
          <table:table-cell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011845227" calcext:value-type="float">
            <text:p>0.011845227</text:p>
          </table:table-cell>
          <table:table-cell table:style-name="ce10" office:value-type="float" office:value="0.051658843" calcext:value-type="float">
            <text:p>0.051658843</text:p>
          </table:table-cell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_reversed" table:style-name="ta2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1010" table:default-cell-style-name="Default"/>
        <table:table-row table:style-name="ro1">
          <table:table-cell table:style-name="ce2" table:number-columns-repeated="23"/>
          <table:table-cell table:number-columns-repeated="1001"/>
        </table:table-row>
        <table:table-row table:style-name="ro1">
          <table:table-cell table:style-name="ce2"/>
          <table:table-cell table:style-name="ce3" office:value-type="string" calcext:value-type="string" table:number-columns-spanned="3" table:number-rows-spanned="1">
            <text:p>Selection By Name</text:p>
          </table:table-cell>
          <table:covered-table-cell table:style-name="ce6"/>
          <table:covered-table-cell table:style-name="ce8"/>
          <table:table-cell table:style-name="ce2"/>
          <table:table-cell table:style-name="ce3" office:value-type="string" calcext:value-type="string" table:number-columns-spanned="3" table:number-rows-spanned="1">
            <text:p>Quick By Name</text:p>
          </table:table-cell>
          <table:covered-table-cell table:style-name="ce6"/>
          <table:covered-table-cell table:style-name="ce8"/>
          <table:table-cell table:style-name="ce2"/>
          <table:table-cell table:style-name="ce3" office:value-type="string" calcext:value-type="string" table:number-columns-spanned="3" table:number-rows-spanned="1">
            <text:p>Radix By Name</text:p>
          </table:table-cell>
          <table:covered-table-cell table:style-name="ce6"/>
          <table:covered-table-cell table:style-name="ce8"/>
          <table:table-cell table:style-name="ce2"/>
          <table:table-cell table:style-name="ce3" office:value-type="string" calcext:value-type="string" table:number-columns-spanned="3" table:number-rows-spanned="1">
            <text:p>Bucket By Name</text:p>
          </table:table-cell>
          <table:covered-table-cell table:style-name="ce6"/>
          <table:covered-table-cell table:style-name="ce8"/>
          <table:table-cell table:style-name="ce2" table:number-columns-repeated="7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37768409" calcext:value-type="float">
            <text:p>0.037768409</text:p>
          </table:table-cell>
          <table:table-cell table:style-name="ce9" office:value-type="float" office:value="0.332440596" calcext:value-type="float">
            <text:p>0.332440596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128834" calcext:value-type="float">
            <text:p>0.001128834</text:p>
          </table:table-cell>
          <table:table-cell table:style-name="ce9" office:value-type="float" office:value="0.357145603" calcext:value-type="float">
            <text:p>0.357145603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18546238" calcext:value-type="float">
            <text:p>0.18546238</text:p>
          </table:table-cell>
          <table:table-cell table:style-name="ce9" office:value-type="float" office:value="0.480791229" calcext:value-type="float">
            <text:p>0.480791229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46802375" calcext:value-type="float">
            <text:p>0.046802375</text:p>
          </table:table-cell>
          <table:table-cell table:style-name="ce9" office:value-type="float" office:value="4.006333193" calcext:value-type="float">
            <text:p>4.006333193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324824759" calcext:value-type="float">
            <text:p>0.324824759</text:p>
          </table:table-cell>
          <table:table-cell table:style-name="ce9" office:value-type="float" office:value="1.436850013" calcext:value-type="float">
            <text:p>1.436850013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12932883" calcext:value-type="float">
            <text:p>0.012932883</text:p>
          </table:table-cell>
          <table:table-cell table:style-name="ce9" office:value-type="float" office:value="1.383983333" calcext:value-type="float">
            <text:p>1.383983333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11988698" calcext:value-type="float">
            <text:p>0.011988698</text:p>
          </table:table-cell>
          <table:table-cell table:style-name="ce9" office:value-type="float" office:value="1.843876824" calcext:value-type="float">
            <text:p>1.843876824</text:p>
          </table:table-cell>
          <table:table-cell/>
          <table:table-cell table:style-name="ce4" office:value-type="float" office:value="2000" calcext:value-type="float">
            <text:p>2000</text:p>
          </table:table-cell>
          <table:table-cell table:style-name="ce1" office:value-type="float" office:value="0.062616912" calcext:value-type="float">
            <text:p>0.062616912</text:p>
          </table:table-cell>
          <table:table-cell table:style-name="ce9" office:value-type="float" office:value="22.175690847" calcext:value-type="float">
            <text:p>22.175690847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47998404" calcext:value-type="float">
            <text:p>0.047998404</text:p>
          </table:table-cell>
          <table:table-cell table:style-name="ce9" office:value-type="float" office:value="3.365819275" calcext:value-type="float">
            <text:p>3.365819275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38101174" calcext:value-type="float">
            <text:p>0.038101174</text:p>
          </table:table-cell>
          <table:table-cell table:style-name="ce9" office:value-type="float" office:value="3.122697304" calcext:value-type="float">
            <text:p>3.122697304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041958104" calcext:value-type="float">
            <text:p>0.041958104</text:p>
          </table:table-cell>
          <table:table-cell table:style-name="ce9" office:value-type="float" office:value="4.363538405" calcext:value-type="float">
            <text:p>4.363538405</text:p>
          </table:table-cell>
          <table:table-cell/>
          <table:table-cell table:style-name="ce4" office:value-type="float" office:value="3000" calcext:value-type="float">
            <text:p>3000</text:p>
          </table:table-cell>
          <table:table-cell table:style-name="ce1" office:value-type="float" office:value="0.146214427" calcext:value-type="float">
            <text:p>0.146214427</text:p>
          </table:table-cell>
          <table:table-cell table:style-name="ce9" office:value-type="float" office:value="61.60422812" calcext:value-type="float">
            <text:p>61.60422812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75490739" calcext:value-type="float">
            <text:p>0.075490739</text:p>
          </table:table-cell>
          <table:table-cell table:style-name="ce9" office:value-type="float" office:value="6.166933167" calcext:value-type="float">
            <text:p>6.166933167</text:p>
          </table:table-cell>
          <table:table-cell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80026219" calcext:value-type="float">
            <text:p>0.080026219</text:p>
          </table:table-cell>
          <table:table-cell table:style-name="ce9" office:value-type="float" office:value="5.807509035" calcext:value-type="float">
            <text:p>5.807509035</text:p>
          </table:table-cell>
          <table:table-cell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093129472" calcext:value-type="float">
            <text:p>0.093129472</text:p>
          </table:table-cell>
          <table:table-cell table:style-name="ce9" office:value-type="float" office:value="7.896502117" calcext:value-type="float">
            <text:p>7.896502117</text:p>
          </table:table-cell>
          <table:table-cell/>
          <table:table-cell table:style-name="ce4" office:value-type="float" office:value="4000" calcext:value-type="float">
            <text:p>4000</text:p>
          </table:table-cell>
          <table:table-cell table:style-name="ce1" office:value-type="float" office:value="0.276962706" calcext:value-type="float">
            <text:p>0.276962706</text:p>
          </table:table-cell>
          <table:table-cell table:style-name="ce9" office:value-type="float" office:value="198.952452121" calcext:value-type="float">
            <text:p>198.952452121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081676175" calcext:value-type="float">
            <text:p>0.081676175</text:p>
          </table:table-cell>
          <table:table-cell table:style-name="ce10" office:value-type="float" office:value="10.72730123" calcext:value-type="float">
            <text:p>10.72730123</text:p>
          </table:table-cell>
          <table:table-cell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147090108" calcext:value-type="float">
            <text:p>0.147090108</text:p>
          </table:table-cell>
          <table:table-cell table:style-name="ce10" office:value-type="float" office:value="9.105262378" calcext:value-type="float">
            <text:p>9.105262378</text:p>
          </table:table-cell>
          <table:table-cell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167126491" calcext:value-type="float">
            <text:p>0.167126491</text:p>
          </table:table-cell>
          <table:table-cell table:style-name="ce10" office:value-type="float" office:value="12.273083526" calcext:value-type="float">
            <text:p>12.273083526</text:p>
          </table:table-cell>
          <table:table-cell/>
          <table:table-cell table:style-name="ce5" office:value-type="float" office:value="5000" calcext:value-type="float">
            <text:p>5000</text:p>
          </table:table-cell>
          <table:table-cell table:style-name="ce7" office:value-type="float" office:value="0.694444511" calcext:value-type="float">
            <text:p>0.694444511</text:p>
          </table:table-cell>
          <table:table-cell table:style-name="ce10" office:value-type="float" office:value="343.121752596" calcext:value-type="float">
            <text:p>343.121752596</text:p>
          </table:table-cell>
          <table:table-cell table:number-columns-repeated="100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cket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ucket by CPF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Bucket by Name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Bucket by Other</text:p>
          </table:table-cell>
          <table:covered-table-cell table:style-name="ce6"/>
          <table:covered-table-cell table:style-name="ce8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16999679" calcext:value-type="float">
            <text:p>0.16999679</text:p>
          </table:table-cell>
          <table:table-cell table:style-name="ce9" office:value-type="float" office:value="0.024959873" calcext:value-type="float">
            <text:p>0.024959873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843811133" calcext:value-type="float">
            <text:p>0.843811133</text:p>
          </table:table-cell>
          <table:table-cell table:style-name="ce9" office:value-type="float" office:value="0.064225998" calcext:value-type="float">
            <text:p>0.064225998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180598499" calcext:value-type="float">
            <text:p>0.180598499</text:p>
          </table:table-cell>
          <table:table-cell table:style-name="ce9" office:value-type="float" office:value="0.065805543" calcext:value-type="float">
            <text:p>0.06580554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5971258" calcext:value-type="float">
            <text:p>0.005971258</text:p>
          </table:table-cell>
          <table:table-cell table:style-name="ce9" office:value-type="float" office:value="2.550377387" calcext:value-type="float">
            <text:p>2.550377387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64937842" calcext:value-type="float">
            <text:p>0.064937842</text:p>
          </table:table-cell>
          <table:table-cell table:style-name="ce9" office:value-type="float" office:value="7.451800693" calcext:value-type="float">
            <text:p>7.451800693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12119846" calcext:value-type="float">
            <text:p>0.012119846</text:p>
          </table:table-cell>
          <table:table-cell table:style-name="ce9" office:value-type="float" office:value="8.173899191" calcext:value-type="float">
            <text:p>8.17389919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79288332" calcext:value-type="float">
            <text:p>0.079288332</text:p>
          </table:table-cell>
          <table:table-cell table:style-name="ce9" office:value-type="float" office:value="2.717956157" calcext:value-type="float">
            <text:p>2.717956157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180681223" calcext:value-type="float">
            <text:p>0.180681223</text:p>
          </table:table-cell>
          <table:table-cell table:style-name="ce9" office:value-type="float" office:value="7.506886269" calcext:value-type="float">
            <text:p>7.506886269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193903094" calcext:value-type="float">
            <text:p>0.193903094</text:p>
          </table:table-cell>
          <table:table-cell table:style-name="ce9" office:value-type="float" office:value="8.583629433" calcext:value-type="float">
            <text:p>8.58362943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67806614" calcext:value-type="float">
            <text:p>0.067806614</text:p>
          </table:table-cell>
          <table:table-cell table:style-name="ce9" office:value-type="float" office:value="67.945863426" calcext:value-type="float">
            <text:p>67.945863426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165788622" calcext:value-type="float">
            <text:p>0.165788622</text:p>
          </table:table-cell>
          <table:table-cell table:style-name="ce9" office:value-type="float" office:value="194.5486895" calcext:value-type="float">
            <text:p>194.5486895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218884736" calcext:value-type="float">
            <text:p>0.218884736</text:p>
          </table:table-cell>
          <table:table-cell table:style-name="ce9" office:value-type="float" office:value="266.430636133" calcext:value-type="float">
            <text:p>266.43063613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938499789" calcext:value-type="float">
            <text:p>0.938499789</text:p>
          </table:table-cell>
          <table:table-cell table:style-name="ce10" office:value-type="float" office:value="66.264667857" calcext:value-type="float">
            <text:p>66.264667857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1.138093929" calcext:value-type="float">
            <text:p>1.138093929</text:p>
          </table:table-cell>
          <table:table-cell table:style-name="ce10" office:value-type="float" office:value="192.601544138" calcext:value-type="float">
            <text:p>192.601544138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1.143970275" calcext:value-type="float">
            <text:p>1.143970275</text:p>
          </table:table-cell>
          <table:table-cell table:style-name="ce10" office:value-type="float" office:value="283.794384845" calcext:value-type="float">
            <text:p>283.794384845</text:p>
          </table:table-cell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ick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5" table:default-cell-style-name="Default"/>
        <table:table-column table:style-name="co3" table:number-columns-repeated="1006" table:default-cell-style-name="Default"/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Quick by CPF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Quick by Name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Quick by Other</text:p>
          </table:table-cell>
          <table:covered-table-cell table:style-name="ce6"/>
          <table:covered-table-cell table:style-name="ce8"/>
          <table:table-cell table:number-columns-repeated="1012"/>
        </table:table-row>
        <table:table-row table:style-name="ro1"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508022" calcext:value-type="float">
            <text:p>0.001508022</text:p>
          </table:table-cell>
          <table:table-cell table:style-name="ce9" office:value-type="float" office:value="0.000630732" calcext:value-type="float">
            <text:p>0.000630732</text:p>
          </table:table-cell>
          <table:table-cell table:style-name="ce1"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485015" calcext:value-type="float">
            <text:p>0.001485015</text:p>
          </table:table-cell>
          <table:table-cell table:style-name="ce9" office:value-type="float" office:value="0.000489164" calcext:value-type="float">
            <text:p>0.000489164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630791" calcext:value-type="float">
            <text:p>0.001630791</text:p>
          </table:table-cell>
          <table:table-cell table:style-name="ce9" office:value-type="float" office:value="0.000505725" calcext:value-type="float">
            <text:p>0.00050572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77554" calcext:value-type="float">
            <text:p>0.001377554</text:p>
          </table:table-cell>
          <table:table-cell table:style-name="ce9" office:value-type="float" office:value="0.008450322" calcext:value-type="float">
            <text:p>0.008450322</text:p>
          </table:table-cell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293193" calcext:value-type="float">
            <text:p>0.001293193</text:p>
          </table:table-cell>
          <table:table-cell table:style-name="ce9" office:value-type="float" office:value="0.009073258" calcext:value-type="float">
            <text:p>0.009073258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64588" calcext:value-type="float">
            <text:p>0.001364588</text:p>
          </table:table-cell>
          <table:table-cell table:style-name="ce9" office:value-type="float" office:value="0.007853235" calcext:value-type="float">
            <text:p>0.00785323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03792879" calcext:value-type="float">
            <text:p>0.003792879</text:p>
          </table:table-cell>
          <table:table-cell table:style-name="ce9" office:value-type="float" office:value="0.008859164" calcext:value-type="float">
            <text:p>0.008859164</text:p>
          </table:table-cell>
          <table:table-cell table:style-name="ce1"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03602315" calcext:value-type="float">
            <text:p>0.003602315</text:p>
          </table:table-cell>
          <table:table-cell table:style-name="ce9" office:value-type="float" office:value="0.009164433" calcext:value-type="float">
            <text:p>0.009164433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03112901" calcext:value-type="float">
            <text:p>0.003112901</text:p>
          </table:table-cell>
          <table:table-cell table:style-name="ce9" office:value-type="float" office:value="0.008396251" calcext:value-type="float">
            <text:p>0.00839625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06195564" calcext:value-type="float">
            <text:p>0.006195564</text:p>
          </table:table-cell>
          <table:table-cell table:style-name="ce9" office:value-type="float" office:value="0.056534002" calcext:value-type="float">
            <text:p>0.056534002</text:p>
          </table:table-cell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06742556" calcext:value-type="float">
            <text:p>0.006742556</text:p>
          </table:table-cell>
          <table:table-cell table:style-name="ce9" office:value-type="float" office:value="0.058479022" calcext:value-type="float">
            <text:p>0.058479022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05948637" calcext:value-type="float">
            <text:p>0.005948637</text:p>
          </table:table-cell>
          <table:table-cell table:style-name="ce9" office:value-type="float" office:value="0.058145422" calcext:value-type="float">
            <text:p>0.05814542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056627476" calcext:value-type="float">
            <text:p>0.056627476</text:p>
          </table:table-cell>
          <table:table-cell table:style-name="ce10" office:value-type="float" office:value="0.057532159" calcext:value-type="float">
            <text:p>0.057532159</text:p>
          </table:table-cell>
          <table:table-cell table:style-name="ce1"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020044832" calcext:value-type="float">
            <text:p>0.020044832</text:p>
          </table:table-cell>
          <table:table-cell table:style-name="ce10" office:value-type="float" office:value="0.051407682" calcext:value-type="float">
            <text:p>0.051407682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018865018" calcext:value-type="float">
            <text:p>0.018865018</text:p>
          </table:table-cell>
          <table:table-cell table:style-name="ce10" office:value-type="float" office:value="0.059375905" calcext:value-type="float">
            <text:p>0.059375905</text:p>
          </table:table-cell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x" table:style-name="ta5"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Radix by CPF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Radix by Name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Radix by Other</text:p>
          </table:table-cell>
          <table:covered-table-cell table:style-name="ce6"/>
          <table:covered-table-cell table:style-name="ce8"/>
          <table:table-cell table:number-columns-repeated="1012"/>
        </table:table-row>
        <table:table-row table:style-name="ro1"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0232989" calcext:value-type="float">
            <text:p>0.000232989</text:p>
          </table:table-cell>
          <table:table-cell table:style-name="ce9" office:value-type="float" office:value="0.001019372" calcext:value-type="float">
            <text:p>0.001019372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100545" calcext:value-type="float">
            <text:p>0.001100545</text:p>
          </table:table-cell>
          <table:table-cell table:style-name="ce9" office:value-type="float" office:value="0.000464807" calcext:value-type="float">
            <text:p>0.000464807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676276" calcext:value-type="float">
            <text:p>0.001676276</text:p>
          </table:table-cell>
          <table:table-cell table:style-name="ce9" office:value-type="float" office:value="0.000484065" calcext:value-type="float">
            <text:p>0.00048406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275375" calcext:value-type="float">
            <text:p>0.001275375</text:p>
          </table:table-cell>
          <table:table-cell table:style-name="ce9" office:value-type="float" office:value="0.009610773" calcext:value-type="float">
            <text:p>0.009610773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14028" calcext:value-type="float">
            <text:p>0.001314028</text:p>
          </table:table-cell>
          <table:table-cell table:style-name="ce9" office:value-type="float" office:value="0.009307134" calcext:value-type="float">
            <text:p>0.009307134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34531" calcext:value-type="float">
            <text:p>0.001334531</text:p>
          </table:table-cell>
          <table:table-cell table:style-name="ce9" office:value-type="float" office:value="0.009934797" calcext:value-type="float">
            <text:p>0.00993479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13568317" calcext:value-type="float">
            <text:p>0.013568317</text:p>
          </table:table-cell>
          <table:table-cell table:style-name="ce9" office:value-type="float" office:value="0.008679216" calcext:value-type="float">
            <text:p>0.008679216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03561997" calcext:value-type="float">
            <text:p>0.003561997</text:p>
          </table:table-cell>
          <table:table-cell table:style-name="ce9" office:value-type="float" office:value="0.008854752" calcext:value-type="float">
            <text:p>0.008854752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03163496" calcext:value-type="float">
            <text:p>0.003163496</text:p>
          </table:table-cell>
          <table:table-cell table:style-name="ce9" office:value-type="float" office:value="0.007750311" calcext:value-type="float">
            <text:p>0.00775031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10873624" calcext:value-type="float">
            <text:p>0.010873624</text:p>
          </table:table-cell>
          <table:table-cell table:style-name="ce9" office:value-type="float" office:value="0.048668467" calcext:value-type="float">
            <text:p>0.048668467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06764748" calcext:value-type="float">
            <text:p>0.006764748</text:p>
          </table:table-cell>
          <table:table-cell table:style-name="ce9" office:value-type="float" office:value="0.056750048" calcext:value-type="float">
            <text:p>0.056750048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05827328" calcext:value-type="float">
            <text:p>0.005827328</text:p>
          </table:table-cell>
          <table:table-cell table:style-name="ce9" office:value-type="float" office:value="0.052233503" calcext:value-type="float">
            <text:p>0.05223350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047166063" calcext:value-type="float">
            <text:p>0.047166063</text:p>
          </table:table-cell>
          <table:table-cell table:style-name="ce10" office:value-type="float" office:value="0.043636167" calcext:value-type="float">
            <text:p>0.043636167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027722534" calcext:value-type="float">
            <text:p>0.027722534</text:p>
          </table:table-cell>
          <table:table-cell table:style-name="ce10" office:value-type="float" office:value="0.051811585" calcext:value-type="float">
            <text:p>0.051811585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018778795" calcext:value-type="float">
            <text:p>0.018778795</text:p>
          </table:table-cell>
          <table:table-cell table:style-name="ce10" office:value-type="float" office:value="0.059492254" calcext:value-type="float">
            <text:p>0.059492254</text:p>
          </table:table-cell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ion" table:style-name="ta6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number-columns-repeated="1014" table:default-cell-style-name="Default"/>
        <table:table-row table:style-name="ro1"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election by CPF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Selection by Name</text:p>
          </table:table-cell>
          <table:covered-table-cell table:style-name="ce6"/>
          <table:covered-table-cell table:style-name="ce8"/>
          <table:table-cell/>
          <table:table-cell table:style-name="ce3" office:value-type="string" calcext:value-type="string" table:number-columns-spanned="3" table:number-rows-spanned="1">
            <text:p>Selection by Other</text:p>
          </table:table-cell>
          <table:covered-table-cell table:style-name="ce6"/>
          <table:covered-table-cell table:style-name="ce8"/>
          <table:table-cell table:number-columns-repeated="1012"/>
        </table:table-row>
        <table:table-row table:style-name="ro1">
          <table:table-cell table:style-name="ce1"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" office:value-type="string" calcext:value-type="string">
            <text:p>READ TIME</text:p>
          </table:table-cell>
          <table:table-cell table:style-name="ce9" office:value-type="string" calcext:value-type="string">
            <text:p>SORT TIME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476395" calcext:value-type="float">
            <text:p>0.001476395</text:p>
          </table:table-cell>
          <table:table-cell table:style-name="ce9" office:value-type="float" office:value="0.002779532" calcext:value-type="float">
            <text:p>0.002779532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166095883" calcext:value-type="float">
            <text:p>0.166095883</text:p>
          </table:table-cell>
          <table:table-cell table:style-name="ce9" office:value-type="float" office:value="0.003106567" calcext:value-type="float">
            <text:p>0.003106567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1" office:value-type="float" office:value="0.001668592" calcext:value-type="float">
            <text:p>0.001668592</text:p>
          </table:table-cell>
          <table:table-cell table:style-name="ce9" office:value-type="float" office:value="0.003002953" calcext:value-type="float">
            <text:p>0.00300295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32964" calcext:value-type="float">
            <text:p>0.001332964</text:p>
          </table:table-cell>
          <table:table-cell table:style-name="ce9" office:value-type="float" office:value="0.284362467" calcext:value-type="float">
            <text:p>0.284362467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498156" calcext:value-type="float">
            <text:p>0.001498156</text:p>
          </table:table-cell>
          <table:table-cell table:style-name="ce9" office:value-type="float" office:value="0.290840011" calcext:value-type="float">
            <text:p>0.290840011</text:p>
          </table:table-cell>
          <table:table-cell/>
          <table:table-cell table:style-name="ce4" office:value-type="float" office:value="1000" calcext:value-type="float">
            <text:p>1000</text:p>
          </table:table-cell>
          <table:table-cell table:style-name="ce1" office:value-type="float" office:value="0.001336755" calcext:value-type="float">
            <text:p>0.001336755</text:p>
          </table:table-cell>
          <table:table-cell table:style-name="ce9" office:value-type="float" office:value="0.291773413" calcext:value-type="float">
            <text:p>0.29177341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15135597" calcext:value-type="float">
            <text:p>0.015135597</text:p>
          </table:table-cell>
          <table:table-cell table:style-name="ce9" office:value-type="float" office:value="0.277124225" calcext:value-type="float">
            <text:p>0.277124225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09157475" calcext:value-type="float">
            <text:p>0.009157475</text:p>
          </table:table-cell>
          <table:table-cell table:style-name="ce9" office:value-type="float" office:value="0.310651263" calcext:value-type="float">
            <text:p>0.310651263</text:p>
          </table:table-cell>
          <table:table-cell/>
          <table:table-cell table:style-name="ce4" office:value-type="float" office:value="1500" calcext:value-type="float">
            <text:p>1500</text:p>
          </table:table-cell>
          <table:table-cell table:style-name="ce1" office:value-type="float" office:value="0.010768643" calcext:value-type="float">
            <text:p>0.010768643</text:p>
          </table:table-cell>
          <table:table-cell table:style-name="ce9" office:value-type="float" office:value="0.295797625" calcext:value-type="float">
            <text:p>0.29579762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15127732" calcext:value-type="float">
            <text:p>0.015127732</text:p>
          </table:table-cell>
          <table:table-cell table:style-name="ce9" office:value-type="float" office:value="7.178817901" calcext:value-type="float">
            <text:p>7.178817901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72435303" calcext:value-type="float">
            <text:p>0.072435303</text:p>
          </table:table-cell>
          <table:table-cell table:style-name="ce9" office:value-type="float" office:value="7.298576802" calcext:value-type="float">
            <text:p>7.298576802</text:p>
          </table:table-cell>
          <table:table-cell/>
          <table:table-cell table:style-name="ce4" office:value-type="float" office:value="5000" calcext:value-type="float">
            <text:p>5000</text:p>
          </table:table-cell>
          <table:table-cell table:style-name="ce1" office:value-type="float" office:value="0.013426333" calcext:value-type="float">
            <text:p>0.013426333</text:p>
          </table:table-cell>
          <table:table-cell table:style-name="ce9" office:value-type="float" office:value="7.588380929" calcext:value-type="float">
            <text:p>7.58838092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169204963" calcext:value-type="float">
            <text:p>0.169204963</text:p>
          </table:table-cell>
          <table:table-cell table:style-name="ce10" office:value-type="float" office:value="7.259389315" calcext:value-type="float">
            <text:p>7.259389315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166830599" calcext:value-type="float">
            <text:p>0.166830599</text:p>
          </table:table-cell>
          <table:table-cell table:style-name="ce10" office:value-type="float" office:value="7.122894309" calcext:value-type="float">
            <text:p>7.122894309</text:p>
          </table:table-cell>
          <table:table-cell/>
          <table:table-cell table:style-name="ce5" office:value-type="float" office:value="5500" calcext:value-type="float">
            <text:p>5500</text:p>
          </table:table-cell>
          <table:table-cell table:style-name="ce7" office:value-type="float" office:value="0.184680458" calcext:value-type="float">
            <text:p>0.184680458</text:p>
          </table:table-cell>
          <table:table-cell table:style-name="ce10" office:value-type="float" office:value="7.457027266" calcext:value-type="float">
            <text:p>7.457027266</text:p>
          </table:table-cell>
          <table:table-cell table:number-columns-repeated="101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formance" style:display-name="PageStyle_perform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5f_reversed" style:display-name="PageStyle_performance_revers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cket" style:display-name="PageStyle_bu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ick" style:display-name="PageStyle_qu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x" style:display-name="PageStyle_rad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lection" style:display-name="PageStyle_selec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99" meta:object-count="0"/>
    <meta:generator>LibreOfficeDev/6.0.5.2$Linux_X86_64 LibreOffice_project/</meta:generator>
  </office:meta>
</office:document-meta>
</file>